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fa59" officeooo:paragraph-rsid="0006fa59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bold" officeooo:rsid="000784c2" officeooo:paragraph-rsid="000784c2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bold" officeooo:rsid="0008ac07" officeooo:paragraph-rsid="0008ac0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8ac07" officeooo:paragraph-rsid="0008ac0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6fa59" officeooo:paragraph-rsid="0006fa5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6fa59" officeooo:paragraph-rsid="000784c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84c2" officeooo:paragraph-rsid="000784c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fo:font-size="12pt" fo:font-style="italic" fo:font-weight="bold" officeooo:rsid="0008ac07" officeooo:paragraph-rsid="0008ac07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fo:font-weight="normal" officeooo:rsid="0008ac07" officeooo:paragraph-rsid="0008ac0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784c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</text:p>
      <text:p text:style-name="P1"/>
      <text:p text:style-name="P5"/>
      <text:p text:style-name="P5"/>
      <text:p text:style-name="P5">browser, request, respense, web server</text:p>
      <text:p text:style-name="P5"/>
      <text:p text:style-name="P7">HTML, CSS, JS (Front-End) → browser</text:p>
      <text:p text:style-name="P5"/>
      <text:p text:style-name="P6"/>
      <text:p text:style-name="P6"><text:span text:style-name="T1">se puede generar </text:span>archivos estaticos <text:span text:style-name="T1">y </text:span>archivos dinamicas </text:p>
      <text:p text:style-name="P5"/>
      <text:p text:style-name="P5"/>
      <text:p text:style-name="P5">browser, request, response, webserver, app, db</text:p>
      <text:p text:style-name="P5"/>
      <text:p text:style-name="P7">PYTHON,NODE JS, PHP (Back-End) →webserver, app y db</text:p>
      <text:p text:style-name="P7"/>
      <text:p text:style-name="P7"/>
      <text:p text:style-name="P7"/>
      <text:p text:style-name="P7">existen dieferentes roles en la construccion de un sitio web, es de la siguiente manera</text:p>
      <text:p text:style-name="P7"/>
      <text:list xml:id="list2654126285" text:style-name="L1">
        <text:list-item>
          <text:p text:style-name="P2">HTML, <text:span text:style-name="T2">genera el contenido de la pagina (texto, videos, imagenes)</text:span></text:p>
        </text:list-item>
        <text:list-item>
          <text:p text:style-name="P2">CSS, <text:span text:style-name="T2">tiene el rol de la presentacion (hojas de estilo que le dan un formato y parte estetica de la pagina)</text:span></text:p>
        </text:list-item>
        <text:list-item>
          <text:p text:style-name="P3">JS, <text:span text:style-name="T2"><text:s/>son los efectos dinamicos y aplicaciones web</text:span></text:p>
        </text:list-item>
      </text:list>
      <text:p text:style-name="P4"><text:span text:style-name="T2"/></text:p>
      <text:p text:style-name="P4"><text:span text:style-name="T2"/></text:p>
      <text:p text:style-name="P4"><text:span text:style-name="T2">cada una de las sentencias de HTML se escriben de la siguiente manera:</text:span></text:p>
      <text:p text:style-name="P4"><text:span text:style-name="T2"/></text:p>
      <text:p text:style-name="P8">Open tag – <text:span text:style-name="T3">Contenido – </text:span>Closing tag</text:p>
      <text:p text:style-name="P9"/>
      <text:p text:style-name="P9">los tag son descritos por medio del elemento dentro de un &lt;<text:span text:style-name="T4">Elemento&gt; </text:span>para el opening, mientras que para el closing es &lt;<text:span text:style-name="T4">Elemento</text:span>/&gt;</text:p>
      <text:p text:style-name="P9"/>
      <text:p text:style-name="P9"/>
      <text:p text:style-name="P7"/>
      <text:p text:style-name="P7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7:35:26.968831306</meta:creation-date>
    <dc:date>2023-10-23T08:53:36.791247457</dc:date>
    <meta:editing-duration>PT1H7M5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31" meta:character-count="773" meta:non-whitespace-character-count="654"/>
  </office:meta>
</office:document-meta>
</file>